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G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5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Paw Lie #</text:p>
          </table:table-cell>
          <table:covered-table-cell table:style-name="ce26" table:content-validation-name="val2"/>
          <table:table-cell table:number-columns-repeated="10"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Hsar Ku Wah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Carleigh Peters #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9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Katie Peters #</text:p>
          </table:table-cell>
          <table:covered-table-cell table:style-name="ce26" table:content-validation-name="val2"/>
          <table:table-cell table:number-columns-repeated="9" table:style-name="ce33"/>
          <table:table-cell table:style-name="ce33" office:value-type="string">
            <text:p>b</text:p>
          </table:table-cell>
          <table:table-cell table:number-columns-repeated="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 office:value-type="float" office:value="40">
            <text:p>40</text:p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60">
            <text:p>60</text:p>
          </table:table-cell>
          <table:table-cell table:style-name="ce27" table:formula="of:=[Calculations.O7]" office:value-type="float" office:value="80">
            <text:p>80</text:p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100">
            <text:p>10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Cole Dahl #</text:p>
          </table:table-cell>
          <table:covered-table-cell table:style-name="ce28" table:content-validation-name="val3"/>
          <table:table-cell table:number-columns-repeated="5"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Malyk Martens #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11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Carter Dahl #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4" table:style-name="ce34"/>
          <table:table-cell table:style-name="ce34" office:value-type="string">
            <text:p>e</text:p>
          </table:table-cell>
          <table:table-cell table:number-columns-repeated="3" table:style-name="ce34"/>
          <table:table-cell table:style-name="ce47"/>
          <table:table-cell table:style-name="ce34"/>
          <table:table-cell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60">
            <text:p>60</text:p>
          </table:table-cell>
          <table:table-cell table:style-name="ce27" table:formula="of:=[Calculations.I58]">
            <text:p/>
          </table:table-cell>
          <table:table-cell table:style-name="ce27" table:formula="of:=[Calculations.J58]" office:value-type="float" office:value="90">
            <text:p>90</text:p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110">
            <text:p>11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Prince Albert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Brooklyn Davis #</text:p>
          </table:table-cell>
          <table:covered-table-cell table:style-name="ce29" table:content-validation-name="val4"/>
          <table:table-cell table:number-columns-repeated="11" table:style-name="ce35"/>
          <table:table-cell table:style-name="ce35" office:value-type="string">
            <text:p>c</text:p>
          </table:table-cell>
          <table:table-cell table:style-name="ce48" office:value-type="string">
            <text:p>e</text:p>
          </table:table-cell>
          <table:table-cell table:style-name="ce35" office:value-type="string">
            <text:p>c</text:p>
          </table:table-cell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Dalton Skaar #</text:p>
          </table:table-cell>
          <table:covered-table-cell table:style-name="ce29" table:content-validation-name="val4"/>
          <table:table-cell table:style-name="ce35"/>
          <table:table-cell table:style-name="ce35" office:value-type="string">
            <text:p>e</text:p>
          </table:table-cell>
          <table:table-cell table:number-columns-repeated="10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Nnamdi Ndubuka #</text:p>
          </table:table-cell>
          <table:covered-table-cell table:style-name="ce29" table:content-validation-name="val4"/>
          <table:table-cell table:number-columns-repeated="7" table:style-name="ce35"/>
          <table:table-cell table:style-name="ce35" office:value-type="string">
            <text:p>e</text:p>
          </table:table-cell>
          <table:table-cell table:number-columns-repeated="4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Milan Muriithi #</text:p>
          </table:table-cell>
          <table:covered-table-cell table:style-name="ce29" table:content-validation-name="val4"/>
          <table:table-cell table:number-columns-repeated="4" table:style-name="ce35"/>
          <table:table-cell table:style-name="ce35" office:value-type="string">
            <text:p>e</text:p>
          </table:table-cell>
          <table:table-cell table:number-columns-repeated="7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 office:value-type="float" office:value="10">
            <text:p>10</text:p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30">
            <text:p>30</text:p>
          </table:table-cell>
          <table:table-cell table:style-name="ce27" table:formula="of:=[Calculations.Q109]" office:value-type="float" office:value="20">
            <text:p>20</text:p>
          </table:table-cell>
          <table:table-cell table:style-name="ce27" table:formula="of:=[Calculations.R109]" office:value-type="float" office:value="40">
            <text:p>40</text:p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6" table:style-name="ce36"/>
          <table:table-cell table:style-name="ce36" office:value-type="string">
            <text:p>x</text:p>
          </table:table-cell>
          <table:table-cell table:number-columns-repeated="8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6.228cm" svg:height="1.401cm" svg:x="4.456cm" svg:y="11.979cm" draw:caption-point-x="0.848cm" draw:caption-point-y="1.931cm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G">
            <text:p>Quiz CG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Rosthern 5">
            <text:p>Rosthern 5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100">
            <text:p>100</text:p>
          </table:table-cell>
          <table:table-cell table:style-name="ce65" table:formula="of:=[Calculations.AE16]" office:value-type="float" office:value="10">
            <text:p>10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Nipawin 2">
            <text:p>Nipawin 2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110">
            <text:p>110</text:p>
          </table:table-cell>
          <table:table-cell table:style-name="ce65" table:formula="of:=[Calculations.AE17]" office:value-type="float" office:value="13">
            <text:p>13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Prince Albert 1">
            <text:p>Prince Albert 1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40">
            <text:p>40</text:p>
          </table:table-cell>
          <table:table-cell table:style-name="ce65" table:formula="of:=[Calculations.AE18]" office:value-type="float" office:value="3">
            <text:p>3</text:p>
          </table:table-cell>
          <table:table-cell table:style-name="ce65" table:formula="of:=[Calculations.AF18]" office:value-type="float" office:value="4">
            <text:p>4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Rosthern 5">
            <text:p>Rosthern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Paw Lie #">
            <text:p>Paw Lie #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 office:value-type="string" office:string-value="c">
            <text:p>c</text:p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Hsar Ku Wah #">
            <text:p>Hsar Ku Wah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Carleigh Peters #">
            <text:p>Carleigh Peters #</text:p>
          </table:table-cell>
          <table:table-cell table:formula="of:=[Calculations.B4]" office:value-type="float" office:value="40">
            <text:p>4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 office:value-type="string" office:string-value="c">
            <text:p>c</text:p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c">
            <text:p>c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Katie Peters #">
            <text:p>Katie Peters #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 office:value-type="string" office:string-value="b">
            <text:p>b</text:p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 office:value-type="float" office:value="40">
            <text:p>40</text:p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60">
            <text:p>60</text:p>
          </table:table-cell>
          <table:table-cell table:style-name="ce72" table:formula="of:=[Calculations.O7]" office:value-type="float" office:value="80">
            <text:p>80</text:p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100">
            <text:p>10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Nipawin 2">
            <text:p>Nipawi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10">
            <text:p>1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Cole Dahl #">
            <text:p>Cole Dahl #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 office:value-type="string" office:string-value="c">
            <text:p>c</text:p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Malyk Martens #">
            <text:p>Malyk Martens #</text:p>
          </table:table-cell>
          <table:table-cell table:formula="of:=[Calculations.B54]" office:value-type="float" office:value="20">
            <text:p>2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 office:value-type="string" office:string-value="c">
            <text:p>c</text:p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Carter Dahl #">
            <text:p>Carter Dahl #</text:p>
          </table:table-cell>
          <table:table-cell table:formula="of:=[Calculations.B55]" office:value-type="float" office:value="40">
            <text:p>4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c">
            <text:p>c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 office:value-type="string" office:string-value="e">
            <text:p>e</text:p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 office:value-type="string" office:string-value="c">
            <text:p>c</text:p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60">
            <text:p>60</text:p>
          </table:table-cell>
          <table:table-cell table:style-name="ce72" table:formula="of:=[Calculations.I58]">
            <text:p/>
          </table:table-cell>
          <table:table-cell table:style-name="ce72" table:formula="of:=[Calculations.J58]" office:value-type="float" office:value="90">
            <text:p>90</text:p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110">
            <text:p>11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Prince Albert 1">
            <text:p>Prince Albert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Brooklyn Davis #">
            <text:p>Brooklyn Davis #</text:p>
          </table:table-cell>
          <table:table-cell table:formula="of:=[Calculations.B104]" office:value-type="float" office:value="40">
            <text:p>4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 office:value-type="string" office:string-value="c">
            <text:p>c</text:p>
          </table:table-cell>
          <table:table-cell table:style-name="ce74" table:formula="of:=[Calculations.Q104]" office:value-type="string" office:string-value="e">
            <text:p>e</text:p>
          </table:table-cell>
          <table:table-cell table:style-name="ce74" table:formula="of:=[Calculations.R104]" office:value-type="string" office:string-value="c">
            <text:p>c</text:p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Dalton Skaar #">
            <text:p>Dalton Skaar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 office:value-type="string" office:string-value="e">
            <text:p>e</text:p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Nnamdi Ndubuka #">
            <text:p>Nnamdi Ndubuka #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1">
            <text:p>1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 office:value-type="string" office:string-value="e">
            <text:p>e</text:p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Milan Muriithi #">
            <text:p>Milan Muriithi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1">
            <text:p>1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 office:value-type="string" office:string-value="e">
            <text:p>e</text:p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 office:value-type="float" office:value="10">
            <text:p>10</text:p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30">
            <text:p>30</text:p>
          </table:table-cell>
          <table:table-cell table:style-name="ce72" table:formula="of:=[Calculations.Q109]" office:value-type="float" office:value="20">
            <text:p>20</text:p>
          </table:table-cell>
          <table:table-cell table:style-name="ce72" table:formula="of:=[Calculations.R109]" office:value-type="float" office:value="40">
            <text:p>40</text:p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Rosthern 5">
            <text:p>Rosthern 5</text:p>
          </table:table-cell>
          <table:table-cell table:style-name="ce16" table:formula="of:=CONCATENATE([$Quiz.$C$3];[$Quiz.$D$3])" office:value-type="string" office:string-value="CG">
            <text:p>CG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31" table:formula="of:=[Calculations.AE16]" office:value-type="float" office:value="10">
            <text:p>10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Nipawin 2">
            <text:p>Nipawin 2</text:p>
          </table:table-cell>
          <table:table-cell table:style-name="ce16" table:formula="of:=CONCATENATE([$Quiz.$C$3];[$Quiz.$D$3])" office:value-type="string" office:string-value="CG">
            <text:p>CG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31" table:formula="of:=[Calculations.AE17]" office:value-type="float" office:value="13">
            <text:p>13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Prince Albert 1">
            <text:p>Prince Albert 1</text:p>
          </table:table-cell>
          <table:table-cell table:style-name="ce16" table:formula="of:=CONCATENATE([$Quiz.$C$3];[$Quiz.$D$3])" office:value-type="string" office:string-value="CG">
            <text:p>CG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31" table:formula="of:=[Calculations.AE18]" office:value-type="float" office:value="3">
            <text:p>3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Paw Lie #">
            <text:p>Paw Lie #</text:p>
          </table:table-cell>
          <table:table-cell table:style-name="ce31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Hsar Ku Wah #">
            <text:p>Hsar Ku Wah #</text:p>
          </table:table-cell>
          <table:table-cell table:style-name="ce31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arleigh Peters #">
            <text:p>Carleigh Peters #</text:p>
          </table:table-cell>
          <table:table-cell table:style-name="ce31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4]" office:value-type="float" office:value="40">
            <text:p>4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tie Peters #">
            <text:p>Katie Peters #</text:p>
          </table:table-cell>
          <table:table-cell table:style-name="ce31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ole Dahl #">
            <text:p>Cole Dahl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alyk Martens #">
            <text:p>Malyk Martens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4]" office:value-type="float" office:value="20">
            <text:p>2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rter Dahl #">
            <text:p>Carter Dahl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5]" office:value-type="float" office:value="40">
            <text:p>4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rooklyn Davis #">
            <text:p>Brooklyn Davis #</text:p>
          </table:table-cell>
          <table:table-cell table:style-name="ce31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104]" office:value-type="float" office:value="40">
            <text:p>4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lton Skaar #">
            <text:p>Dalton Skaar #</text:p>
          </table:table-cell>
          <table:table-cell table:style-name="ce31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namdi Ndubuka #">
            <text:p>Nnamdi Ndubuka #</text:p>
          </table:table-cell>
          <table:table-cell table:style-name="ce31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ilan Muriithi #">
            <text:p>Milan Muriithi #</text:p>
          </table:table-cell>
          <table:table-cell table:style-name="ce31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G">
            <text:p>CG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Rosthern 5">
            <text:p>Rosthern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Paw Lie #">
            <text:p>Paw Lie #</text:p>
          </table:table-cell>
          <table:table-cell table:style-name="ce93" table:formula="of:=[.S10]*20+[.Z10]+[.Z22]+[.Z32]" office:value-type="float" office:value="20">
            <text:p>2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 office:value-type="string" office:string-value="c">
            <text:p>c</text:p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Hsar Ku Wah #">
            <text:p>Hsar Ku Wah #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arleigh Peters #">
            <text:p>Carleigh Peters #</text:p>
          </table:table-cell>
          <table:table-cell table:style-name="ce93" table:formula="of:=[.S12]*20+[.Z12]+[.Z24]+[.Z34]" office:value-type="float" office:value="40">
            <text:p>4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 office:value-type="string" office:string-value="c">
            <text:p>c</text:p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c">
            <text:p>c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2">
            <text:p>12</text:p>
          </table:table-cell>
          <table:table-cell table:style-name="ce99" table:formula="of:=VLOOKUP([.AG$3];TeamPoints;2)+MAX(([.$AC4]-VLOOKUP([.AG$3];TeamPoints;3))/10;0)" office:value-type="float" office:value="11">
            <text:p>11</text:p>
          </table:table-cell>
          <table:table-cell table:style-name="ce99" table:formula="of:=VLOOKUP([.AH$3];TeamPoints;2)+MAX(([.$AC4]-VLOOKUP([.AH$3];TeamPoints;3))/10;0)" office:value-type="float" office:value="10">
            <text:p>10</text:p>
          </table:table-cell>
          <table:table-cell table:style-name="ce99" table:formula="of:=VLOOKUP([.AI$3];TeamPoints;2)+MAX(([.$AC4]-VLOOKUP([.AI$3];TeamPoints;3))/10;0)" office:value-type="float" office:value="10">
            <text:p>10</text:p>
          </table:table-cell>
          <table:table-cell table:style-name="ce99" table:formula="of:=VLOOKUP([.AJ$3];TeamPoints;2)+MAX(([.$AC4]-VLOOKUP([.AJ$3];TeamPoints;3))/10;0)" office:value-type="float" office:value="10">
            <text:p>10</text:p>
          </table:table-cell>
          <table:table-cell table:style-name="ce99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tie Peters #">
            <text:p>Katie Peters #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 office:value-type="string" office:string-value="b">
            <text:p>b</text:p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93" table:formula="of:=[.$S$93]" office:value-type="float" office:value="110">
            <text:p>11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3">
            <text:p>13</text:p>
          </table:table-cell>
          <table:table-cell table:style-name="ce99" table:formula="of:=VLOOKUP([.AG$3];TeamPoints;2)+MAX(([.$AC5]-VLOOKUP([.AG$3];TeamPoints;3))/10;0)" office:value-type="float" office:value="12">
            <text:p>12</text:p>
          </table:table-cell>
          <table:table-cell table:style-name="ce99" table:formula="of:=VLOOKUP([.AH$3];TeamPoints;2)+MAX(([.$AC5]-VLOOKUP([.AH$3];TeamPoints;3))/10;0)" office:value-type="float" office:value="11">
            <text:p>11</text:p>
          </table:table-cell>
          <table:table-cell table:style-name="ce99" table:formula="of:=VLOOKUP([.AI$3];TeamPoints;2)+MAX(([.$AC5]-VLOOKUP([.AI$3];TeamPoints;3))/10;0)" office:value-type="float" office:value="11">
            <text:p>11</text:p>
          </table:table-cell>
          <table:table-cell table:style-name="ce99" table:formula="of:=VLOOKUP([.AJ$3];TeamPoints;2)+MAX(([.$AC5]-VLOOKUP([.AJ$3];TeamPoints;3))/10;0)" office:value-type="float" office:value="11">
            <text:p>11</text:p>
          </table:table-cell>
          <table:table-cell table:style-name="ce99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93" table:formula="of:=[.$S$144]" office:value-type="float" office:value="40">
            <text:p>4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4">
            <text:p>4</text:p>
          </table:table-cell>
          <table:table-cell table:style-name="ce99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 office:value-type="float" office:value="40">
            <text:p>40</text:p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60">
            <text:p>60</text:p>
          </table:table-cell>
          <table:table-cell table:style-name="ce99" table:formula="of:=IF([.O41]=0;&quot;&quot;;[.O42])" office:value-type="float" office:value="80">
            <text:p>80</text:p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100">
            <text:p>10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5">
            <text:p>Rosthern 5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Nipawin 2">
            <text:p>Nipawin 2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Prince Albert 1">
            <text:p>Prince Albert 1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HLOOKUP([.AC16];TotalPoints;2)" office:value-type="float" office:value="10">
            <text:p>10</text:p>
          </table:table-cell>
          <table:table-cell table:style-name="ce93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110">
            <text:p>110</text:p>
          </table:table-cell>
          <table:table-cell table:style-name="ce93" table:formula="of:=HLOOKUP([.AC17];TotalPoints;3)" office:value-type="float" office:value="13">
            <text:p>13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40">
            <text:p>40</text:p>
          </table:table-cell>
          <table:table-cell table:style-name="ce93" table:formula="of:=HLOOKUP([.AC18];TotalPoints;4)" office:value-type="float" office:value="3">
            <text:p>3</text:p>
          </table:table-cell>
          <table:table-cell table:style-name="ce93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true">
            <text:p>TRU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true">
            <text:p>TRU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Nipawin 2">
            <text:p>Nipawi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ole Dahl #">
            <text:p>Cole Dahl #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 office:value-type="string" office:string-value="c">
            <text:p>c</text:p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alyk Martens #">
            <text:p>Malyk Martens #</text:p>
          </table:table-cell>
          <table:table-cell table:style-name="ce93" table:formula="of:=[.S62]*20+[.Z62]+[.Z74]+[.Z84]" office:value-type="float" office:value="20">
            <text:p>2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1">
            <text:p>1</text:p>
          </table:table-cell>
          <table:table-cell table:style-name="ce99" table:formula="of:=IF([Quiz.D15]=0;&quot;&quot;;[Quiz.D15])" office:value-type="string" office:string-value="c">
            <text:p>c</text:p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rter Dahl #">
            <text:p>Carter Dahl #</text:p>
          </table:table-cell>
          <table:table-cell table:style-name="ce93" table:formula="of:=[.S63]*20+[.Z63]+[.Z75]+[.Z85]" office:value-type="float" office:value="40">
            <text:p>4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3">
            <text:p>3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c">
            <text:p>c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 office:value-type="string" office:string-value="e">
            <text:p>e</text:p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 office:value-type="string" office:string-value="c">
            <text:p>c</text:p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60">
            <text:p>6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 office:value-type="float" office:value="90">
            <text:p>90</text:p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110">
            <text:p>11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3">
            <text:p>3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3">
            <text:p>3</text:p>
          </table:table-cell>
          <table:table-cell table:formula="of:=SUM([.M61]&gt;0;[.M62]&gt;0;[.M63]&gt;0;[.M64]&gt;0;[.M65]&gt;0)" office:value-type="float" office:value="3">
            <text:p>3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10">
            <text:p>1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true">
            <text:p>TRU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Prince Albert 1">
            <text:p>Prince Albert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rooklyn Davis #">
            <text:p>Brooklyn Davis #</text:p>
          </table:table-cell>
          <table:table-cell table:style-name="ce93" table:formula="of:=[.S112]*20+[.Z112]+[.Z124]+[.Z134]" office:value-type="float" office:value="40">
            <text:p>4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 office:value-type="string" office:string-value="c">
            <text:p>c</text:p>
          </table:table-cell>
          <table:table-cell table:style-name="ce99" table:formula="of:=IF([Quiz.P22]=0;&quot;&quot;;[Quiz.P22])" office:value-type="string" office:string-value="e">
            <text:p>e</text:p>
          </table:table-cell>
          <table:table-cell table:style-name="ce99" table:formula="of:=IF([Quiz.Q22]=0;&quot;&quot;;[Quiz.Q22])" office:value-type="string" office:string-value="c">
            <text:p>c</text:p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lton Skaar #">
            <text:p>Dalton Skaar #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 office:value-type="string" office:string-value="e">
            <text:p>e</text:p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namdi Ndubuka #">
            <text:p>Nnamdi Ndubuka #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 office:value-type="string" office:string-value="e">
            <text:p>e</text:p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ilan Muriithi #">
            <text:p>Milan Muriithi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 office:value-type="string" office:string-value="e">
            <text:p>e</text:p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 office:value-type="float" office:value="10">
            <text:p>10</text:p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30">
            <text:p>30</text:p>
          </table:table-cell>
          <table:table-cell table:style-name="ce99" table:formula="of:=IF([.Q143]=0;&quot;&quot;;[.Q144])" office:value-type="float" office:value="20">
            <text:p>20</text:p>
          </table:table-cell>
          <table:table-cell table:style-name="ce99" table:formula="of:=IF([.R143]=0;&quot;&quot;;[.R144])" office:value-type="float" office:value="40">
            <text:p>40</text:p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1">
            <text:p>1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3">
            <text:p>3</text:p>
          </table:table-cell>
          <table:table-cell table:formula="of:=SUM([.N124:.N128])" office:value-type="float" office:value="3">
            <text:p>3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4">
            <text:p>4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-10">
            <text:p>-1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-10">
            <text:p>-1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10">
            <text:p>10</text:p>
          </table:table-cell>
          <table:table-cell table:formula="of:=[.L144]+[.M143]" office:value-type="float" office:value="10">
            <text:p>10</text:p>
          </table:table-cell>
          <table:table-cell table:formula="of:=[.M144]+[.N143]" office:value-type="float" office:value="10">
            <text:p>10</text:p>
          </table:table-cell>
          <table:table-cell table:formula="of:=[.N144]+[.O143]" office:value-type="float" office:value="10">
            <text:p>10</text:p>
          </table:table-cell>
          <table:table-cell table:formula="of:=[.O144]+[.P143]" office:value-type="float" office:value="30">
            <text:p>3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true">
            <text:p>TRU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true">
            <text:p>TRU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true">
            <text:p>TRU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true">
            <text:p>TRU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true">
            <text:p>TRU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10T13:25:33.79</dc:date>
    <dc:creator>cmd quizzing</dc:creator>
    <meta:document-statistic meta:table-count="5" meta:cell-count="4548" meta:object-count="0"/>
  </office:meta>
</office:document-meta>
</file>